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F0000009B9FC776CE5D78CFB9.png" manifest:media-type="image/png"/>
  <manifest:file-entry manifest:full-path="Pictures/10000001000001F4000001F4FD3A965E6813BB23.png" manifest:media-type="image/png"/>
  <manifest:file-entry manifest:full-path="Pictures/100000010000014A0000009EC915037EC73BD1A0.png" manifest:media-type="image/png"/>
  <manifest:file-entry manifest:full-path="Pictures/10000001000000E6000000E6076C407A321E63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buntu Light" svg:font-family="'Ubuntu Light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0d0d0" draw:textarea-horizontal-align="justify" draw:textarea-vertical-align="middle" draw:auto-grow-height="false" fo:min-height="6.15cm" fo:min-width="7cm"/>
    </style:style>
    <style:style style:name="gr2" style:family="graphic" style:parent-style-name="standard">
      <style:graphic-properties draw:stroke="none" draw:fill-color="#faddc0" draw:textarea-horizontal-align="justify" draw:textarea-vertical-align="middle" draw:auto-grow-height="false" fo:min-height="1.492cm" fo:min-width="7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0.551cm" fo:min-width="4cm" fo:padding-top="0cm" fo:padding-bottom="0cm" fo:padding-left="0cm" fo:padding-r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7341bf" draw:textarea-vertical-align="middle" fo:min-height="0.4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solid" draw:fill-color="#7341bf" draw:textarea-vertical-align="middle" fo:min-height="0.42cm" fo:padding-top="0cm" fo:padding-bottom="0cm" fo:padding-left="0cm" fo:padding-right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7341bf" draw:textarea-vertical-align="middle" fo:min-height="0.42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81d41a" draw:textarea-vertical-align="middle" fo:min-height="0.4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0.551cm" fo:min-width="4cm" fo:padding-top="0cm" fo:padding-bottom="0cm" fo:padding-left="0cm" fo:padding-r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none" svg:stroke-color="#000000" draw:fill="solid" draw:fill-color="#ff4000" draw:textarea-vertical-align="bottom" draw:auto-grow-height="false" fo:min-height="0.895cm" fo:padding-top="0cm" fo:padding-bottom="0cm" fo:padding-left="0cm" fo:padding-right="0cm"/>
      <style:paragraph-properties style:writing-mode="lr-tb"/>
    </style:style>
    <style:style style:name="gr13" style:family="graphic" style:parent-style-name="objectwithoutfill">
      <style:graphic-properties svg:stroke-width="0.05cm" svg:stroke-color="#ff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none" svg:stroke-color="#000000" draw:fill="solid" draw:fill-color="#fe7f00" draw:textarea-vertical-align="middle" fo:min-height="0.42cm" fo:padding-top="0cm" fo:padding-bottom="0cm" fo:padding-left="0cm" fo:padding-right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solid" draw:fill-color="#fe7f00" draw:textarea-vertical-align="middle" fo:min-height="0.42cm" fo:padding-top="0cm" fo:padding-bottom="0cm" fo:padding-left="0cm" fo:padding-right="0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8cm" svg:stroke-color="#dc0000" draw:marker-start-width="0.242cm" draw:marker-end-width="0.242cm" draw:fill="solid" draw:fill-color="#ffff00" draw:textarea-vertical-align="middle" fo:min-height="0.42cm" fo:padding-top="0.014cm" fo:padding-bottom="0.014cm" fo:padding-left="0.014cm" fo:padding-right="0.01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solid" draw:fill-color="#fff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000000" draw:textarea-vertical-align="middle" fo:min-height="0.42cm" fo:padding-top="0cm" fo:padding-bottom="0cm" fo:padding-left="0cm" fo:padding-right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7341bf" draw:textarea-vertical-align="middle" fo:min-height="0.4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draw:stroke="solid" svg:stroke-width="0.028cm" svg:stroke-color="#dc0000" draw:marker-start-width="0.242cm" draw:marker-end-width="0.242cm" draw:fill="solid" draw:fill-color="#ffff00" draw:textarea-vertical-align="middle" draw:auto-grow-height="false" fo:min-height="0.895cm" fo:padding-top="0.014cm" fo:padding-bottom="0.014cm" fo:padding-left="0.014cm" fo:padding-right="0.014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7341bf" draw:textarea-vertical-align="middle" fo:min-height="0.42cm" fo:padding-top="0cm" fo:padding-bottom="0cm" fo:padding-left="0cm" fo:padding-right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solid" draw:fill-color="#7341bf" draw:textarea-vertical-align="middle" fo:min-height="0.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8cm" svg:stroke-color="#7f7f7f" draw:marker-start-width="0.227cm" draw:marker-end-width="0.227cm" draw:fill="none" draw:fill-color="#729fcf" draw:textarea-horizontal-align="justify" draw:textarea-vertical-align="middle" draw:auto-grow-height="false" fo:min-height="0.662cm" fo:min-width="0.882cm" fo:padding-top="0.134cm" fo:padding-bottom="0.134cm" fo:padding-left="0.259cm" fo:padding-right="0.259cm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e7f00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draw:stroke="solid" svg:stroke-width="0.028cm" svg:stroke-color="#dc0000" draw:marker-start-width="0.242cm" draw:marker-end-width="0.242cm" draw:fill="solid" draw:fill-color="#ffff00" draw:textarea-vertical-align="middle" fo:min-height="0.31cm" fo:padding-top="0.014cm" fo:padding-bottom="0.014cm" fo:padding-left="0.014cm" fo:padding-right="0.014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8cm" svg:stroke-color="#004f9e" draw:marker-start-width="0.242cm" draw:marker-end-width="0.242cm" draw:fill="solid" draw:fill-color="#bababa" draw:textarea-vertical-align="middle" fo:min-height="0.812cm" fo:padding-top="0.014cm" fo:padding-bottom="0.014cm" fo:padding-left="0.014cm" fo:padding-right="0.014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loext:graphic-properties draw:fill-color="#fadd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7pt" fo:font-weight="bold" fo:background-color="transparent" style:font-weight-asian="bold" style:font-weight-complex="bold"/>
    </style:style>
    <style:style style:name="P5" style:family="paragraph">
      <style:paragraph-properties fo:margin-left="0.2cm" fo:margin-right="0cm" fo:margin-top="0cm" fo:margin-bottom="0cm" fo:line-height="100%" fo:text-align="start" fo:text-indent="0cm"/>
      <style:text-properties fo:background-color="#7341bf"/>
    </style:style>
    <style:style style:name="P6" style:family="paragraph">
      <loext:graphic-properties draw:fill="solid" draw:fill-color="#7341bf"/>
      <style:paragraph-properties fo:margin-left="0.2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7341bf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.2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3465a4"/>
      <style:paragraph-properties fo:margin-left="0.2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81d41a"/>
      <style:paragraph-properties fo:margin-left="0.2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81d41a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.05cm" fo:margin-top="0.3cm" fo:margin-bottom="0.199cm" fo:line-height="100%" fo:text-align="center" fo:text-indent="0cm"/>
    </style:style>
    <style:style style:name="P12" style:family="paragraph">
      <loext:graphic-properties draw:fill="solid" draw:fill-color="#ff4000"/>
      <style:paragraph-properties fo:margin-left="0cm" fo:margin-right="0.05cm" fo:margin-top="0.3cm" fo:margin-bottom="0.199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5cm" fo:font-style="normal" fo:text-shadow="none" style:text-underline-style="none" fo:font-weight="bold" style:letter-kerning="true" fo:background-color="#ff4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background-color="#fe7f00"/>
    </style:style>
    <style:style style:name="P14" style:family="paragraph">
      <loext:graphic-properties draw:fill="solid" draw:fill-color="#fe7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e7f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.2cm" fo:margin-right="0cm" fo:margin-top="0cm" fo:margin-bottom="0cm" fo:line-height="100%" fo:text-align="start" fo:text-indent="0cm"/>
      <style:text-properties fo:background-color="#fe7f00"/>
    </style:style>
    <style:style style:name="P16" style:family="paragraph">
      <loext:graphic-properties draw:fill="solid" draw:fill-color="#fe7f00"/>
      <style:paragraph-properties fo:margin-left="0.2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e7f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left="0.2cm" fo:margin-right="0cm" fo:margin-top="0cm" fo:margin-bottom="0cm" fo:line-height="100%" fo:text-align="start" fo:text-indent="0cm"/>
      <style:text-properties fo:color="#000000" loext:opacity="100%" fo:background-color="#ffff00"/>
    </style:style>
    <style:style style:name="P18" style:family="paragraph">
      <loext:graphic-properties draw:fill="solid" draw:fill-color="#ffff00"/>
      <style:paragraph-properties fo:margin-left="0.2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ff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000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background-color="#7341bf"/>
    </style:style>
    <style:style style:name="P24" style:family="paragraph">
      <loext:graphic-properties draw:fill="solid" draw:fill-color="#7341b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7341bf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2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Ubuntu Light" fo:font-size="6.19999980926514pt" fo:letter-spacing="-0.035cm" fo:font-style="normal" fo:text-shadow="none" style:text-underline-style="none" fo:font-weight="bold" style:letter-kerning="true" fo:background-color="#ff4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-color="#fe7f00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background-color="#ffff00"/>
    </style:style>
    <style:style style:name="P3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ff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style:paragraph-properties fo:margin-left="0.1cm" fo:margin-right="0cm" fo:margin-top="0cm" fo:margin-bottom="0cm" fo:line-height="100%" fo:text-align="start" fo:text-indent="0cm"/>
      <style:text-properties fo:color="#000000" loext:opacity="100%" fo:background-color="#bababa"/>
    </style:style>
    <style:style style:name="P33" style:family="paragraph">
      <loext:graphic-properties draw:fill="solid" draw:fill-color="#bababa"/>
      <style:paragraph-properties fo:margin-left="0.1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bababa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4e3524" loext:opacity="100%" fo:font-size="8pt" fo:font-weight="bold" fo:background-color="transparent" style:font-size-asian="8pt" style:font-weight-asian="bold" style:font-size-complex="8pt" style:font-weight-complex="bold"/>
    </style:style>
    <style:style style:name="T2" style:family="text">
      <style:text-properties fo:color="#004f9e" loext:opacity="100%" fo:font-size="8pt" fo:font-weight="bold" fo:background-color="transparent" style:font-size-asian="8pt" style:font-weight-asian="bold" style:font-size-complex="8pt" style:font-weight-complex="bold"/>
    </style:style>
    <style:style style:name="T3" style:family="text">
      <style:text-properties fo:font-size="7pt" fo:font-weight="bold" fo:background-color="transparent" style:font-weight-asian="bold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3465a4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81d41a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ff4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000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ffff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ff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6.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.742cm" svg:x="1cm" svg:y="7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8cm" svg:height="0.4cm" svg:x="1.192cm" svg:y="8.212cm">
          <draw:text-box>
            <text:p text:style-name="P3"><text:span text:style-name="T1">P</text:span></text:p>
            <text:p text:style-name="P3"><text:span text:style-name="T2">N</text:span></text:p>
            <text:p text:style-name="P3"><text:span text:style-name="T3"/></text:p>
          </draw:text-box>
        </draw:frame>
        <draw:frame draw:style-name="gr3" draw:text-style-name="P4" draw:layer="layout" svg:width="1.78cm" svg:height="0.4cm" svg:x="2.972cm" svg:y="8.212cm">
          <draw:text-box>
            <text:p text:style-name="P3"><text:span text:style-name="T1">P</text:span></text:p>
            <text:p text:style-name="P3"><text:span text:style-name="T2">N</text:span></text:p>
            <text:p text:style-name="P3"><text:span text:style-name="T3"/></text:p>
          </draw:text-box>
        </draw:frame>
        <draw:frame draw:style-name="gr4" draw:text-style-name="P6" draw:layer="layout" svg:width="2.8cm" svg:height="0.42cm" svg:x="5.607cm" svg:y="5.807cm">
          <draw:text-box>
            <text:p text:style-name="P5"><text:span text:style-name="T4">RELAY 1</text:span></text:p>
          </draw:text-box>
        </draw:frame>
        <draw:frame draw:style-name="gr5" draw:text-style-name="P6" draw:layer="layout" svg:width="2.8cm" svg:height="0.42cm" svg:x="5.607cm" svg:y="6.307cm">
          <draw:text-box>
            <text:p text:style-name="P5"><text:span text:style-name="T4">RELAY 2</text:span></text:p>
          </draw:text-box>
        </draw:frame>
        <draw:frame draw:style-name="gr6" draw:text-style-name="P6" draw:layer="layout" svg:width="2.8cm" svg:height="0.42cm" svg:x="5.607cm" svg:y="6.807cm">
          <draw:text-box>
            <text:p text:style-name="P5"><text:span text:style-name="T4">RELAY 3</text:span></text:p>
          </draw:text-box>
        </draw:frame>
        <draw:frame draw:style-name="gr7" draw:text-style-name="P8" draw:layer="layout" svg:width="2.8cm" svg:height="0.42cm" svg:x="5.607cm" svg:y="5.307cm">
          <draw:text-box>
            <text:p text:style-name="P7"><text:span text:style-name="T5">TX</text:span></text:p>
          </draw:text-box>
        </draw:frame>
        <draw:frame draw:style-name="gr8" draw:text-style-name="P8" draw:layer="layout" svg:width="2.8cm" svg:height="0.42cm" svg:x="5.607cm" svg:y="4.807cm">
          <draw:text-box>
            <text:p text:style-name="P7"><text:span text:style-name="T5">RX</text:span></text:p>
          </draw:text-box>
        </draw:frame>
        <draw:frame draw:style-name="gr9" draw:text-style-name="P9" draw:layer="layout" svg:width="2.8cm" svg:height="0.42cm" svg:x="5.6cm" svg:y="3.307cm">
          <draw:text-box>
            <text:p text:style-name="P7"><text:span text:style-name="T6">POWER ON</text:span></text:p>
          </draw:text-box>
        </draw:frame>
        <draw:frame draw:style-name="gr10" draw:text-style-name="P4" draw:layer="layout" svg:width="0.94cm" svg:height="0.4cm" svg:x="2.147cm" svg:y="1cm">
          <draw:text-box>
            <text:p text:style-name="P3"><text:span text:style-name="T3">G</text:span></text:p>
            <text:p text:style-name="P3"><text:span text:style-name="T3">G</text:span></text:p>
          </draw:text-box>
        </draw:frame>
        <draw:line draw:style-name="gr11" draw:text-style-name="P10" draw:layer="layout" svg:x1="2.147cm" svg:y1="0.992cm" svg:x2="2.147cm" svg:y2="1.812cm">
          <text:p/>
        </draw:line>
        <draw:line draw:style-name="gr11" draw:text-style-name="P10" draw:layer="layout" svg:x1="3.087cm" svg:y1="1cm" svg:x2="3.087cm" svg:y2="1.82cm">
          <text:p/>
        </draw:line>
        <draw:frame draw:style-name="gr12" draw:text-style-name="P12" draw:layer="layout" svg:width="0.82cm" svg:height="0.7cm" svg:x="1.267cm" svg:y="1.4cm">
          <draw:text-box>
            <text:p text:style-name="P11"><text:span text:style-name="T7">+24V</text:span></text:p>
          </draw:text-box>
        </draw:frame>
        <draw:line draw:style-name="gr13" draw:text-style-name="P10" draw:layer="layout" svg:x1="2.972cm" svg:y1="7.75cm" svg:x2="2.972cm" svg:y2="8.612cm">
          <text:p/>
        </draw:line>
        <draw:frame draw:style-name="gr14" draw:text-style-name="P14" draw:layer="layout" svg:width="1.64cm" svg:height="0.42cm" svg:x="1.26cm" svg:y="7.75cm">
          <draw:text-box>
            <text:p text:style-name="P13"><text:span text:style-name="T4">INFEED</text:span></text:p>
          </draw:text-box>
        </draw:frame>
        <draw:frame draw:style-name="gr15" draw:text-style-name="P10" draw:layer="layout" svg:width="0.668cm" svg:height="0.668cm" svg:x="6.5cm" svg:y="4.932cm">
          <draw:image xlink:href="Pictures/10000001000000E6000000E6076C407A321E6317.png" xlink:type="simple" xlink:show="embed" xlink:actuate="onLoad" draw:mime-type="image/png">
            <text:p/>
          </draw:image>
        </draw:frame>
        <draw:frame draw:style-name="gr16" draw:text-style-name="P16" draw:layer="layout" svg:width="2.8cm" svg:height="0.42cm" svg:x="5.607cm" svg:y="4.307cm">
          <draw:text-box>
            <text:p text:style-name="P15"><text:span text:style-name="T4">INFEED</text:span></text:p>
          </draw:text-box>
        </draw:frame>
        <draw:frame draw:style-name="gr17" draw:text-style-name="P18" draw:layer="layout" svg:width="2.8cm" svg:height="0.448cm" svg:x="5.6cm" svg:y="3.793cm">
          <draw:text-box>
            <text:p text:style-name="P17"><text:span text:style-name="T8">ESTOP</text:span></text:p>
          </draw:text-box>
        </draw:frame>
        <draw:frame draw:style-name="gr15" draw:text-style-name="P10" draw:layer="layout" svg:width="0.844cm" svg:height="0.404cm" draw:transform="rotate (-1.5707963267949) translate (6.4cm 2.156cm)">
          <draw:image xlink:href="Pictures/100000010000014A0000009EC915037EC73BD1A0.png" xlink:type="simple" xlink:show="embed" xlink:actuate="onLoad" draw:mime-type="image/png">
            <text:p/>
          </draw:image>
        </draw:frame>
        <draw:frame draw:style-name="gr18" draw:text-style-name="P19" draw:layer="layout" svg:width="0.34cm" svg:height="0.34cm" svg:x="2.483cm" svg:y="8.239cm">
          <draw:image xlink:href="Pictures/10000001000001F4000001F4FD3A965E6813BB23.png" xlink:type="simple" xlink:show="embed" xlink:actuate="onLoad" draw:mime-type="image/png">
            <text:p/>
          </draw:image>
        </draw:frame>
        <draw:frame draw:style-name="gr10" draw:text-style-name="P4" draw:layer="layout" svg:width="0.94cm" svg:height="0.4cm" svg:x="1.2cm" svg:y="1cm">
          <draw:text-box>
            <text:p text:style-name="P3"><text:span text:style-name="T3">+</text:span></text:p>
            <text:p text:style-name="P3"><text:span text:style-name="T3">+</text:span></text:p>
          </draw:text-box>
        </draw:frame>
        <draw:frame draw:style-name="gr19" draw:text-style-name="P21" draw:layer="layout" svg:width="1.2cm" svg:height="0.42cm" svg:x="3.147cm" svg:y="1.4cm">
          <draw:text-box>
            <text:p text:style-name="P20"><text:span text:style-name="T5">MODBUS</text:span></text:p>
          </draw:text-box>
        </draw:frame>
        <draw:frame draw:style-name="gr3" draw:text-style-name="P4" draw:layer="layout" svg:width="1.32cm" svg:height="0.4cm" svg:x="3.087cm" svg:y="1cm">
          <draw:text-box>
            <text:p text:style-name="P3"><text:span text:style-name="T3">A</text:span></text:p>
            <text:p text:style-name="P3"><text:span text:style-name="T3">B</text:span></text:p>
            <text:p text:style-name="P3"><text:span text:style-name="T3">G</text:span></text:p>
          </draw:text-box>
        </draw:frame>
        <draw:frame draw:style-name="gr20" draw:text-style-name="P22" draw:layer="layout" svg:width="0.821cm" svg:height="0.42cm" svg:x="2.207cm" svg:y="1.4cm">
          <draw:text-box>
            <text:p text:style-name="P20"><text:span text:style-name="T9">GND</text:span></text:p>
          </draw:text-box>
        </draw:frame>
        <draw:line draw:style-name="gr13" draw:text-style-name="P10" draw:layer="layout" svg:x1="4.752cm" svg:y1="7.75cm" svg:x2="4.752cm" svg:y2="8.612cm">
          <text:p/>
        </draw:line>
        <draw:line draw:style-name="gr11" draw:text-style-name="P10" draw:layer="layout" svg:x1="4.407cm" svg:y1="1cm" svg:x2="4.407cm" svg:y2="1.82cm">
          <text:p/>
        </draw:line>
        <draw:frame draw:style-name="gr10" draw:text-style-name="P4" draw:layer="layout" svg:width="0.94cm" svg:height="0.4cm" svg:x="4.407cm" svg:y="1cm">
          <draw:text-box>
            <text:p text:style-name="P3"><text:span text:style-name="T3">1</text:span></text:p>
            <text:p text:style-name="P3"><text:span text:style-name="T3">2</text:span></text:p>
          </draw:text-box>
        </draw:frame>
        <draw:line draw:style-name="gr13" draw:text-style-name="P10" draw:layer="layout" svg:x1="6.532cm" svg:y1="7.7cm" svg:x2="6.532cm" svg:y2="8.562cm">
          <text:p/>
        </draw:line>
        <draw:frame draw:style-name="gr21" draw:text-style-name="P24" draw:layer="layout" svg:width="1.64cm" svg:height="0.42cm" svg:x="4.832cm" svg:y="7.75cm">
          <draw:text-box>
            <text:p text:style-name="P23"><text:span text:style-name="T4">R</text:span><text:span text:style-name="T4">E</text:span><text:span text:style-name="T4">L</text:span><text:span text:style-name="T4">A</text:span><text:span text:style-name="T4">Y </text:span><text:span text:style-name="T4">2</text:span></text:p>
          </draw:text-box>
        </draw:frame>
        <draw:custom-shape draw:style-name="gr22" draw:text-style-name="P3" draw:layer="layout" svg:width="0.3cm" svg:height="0.3cm" svg:x="7.6cm" svg:y="3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3cm" svg:height="0.3cm" svg:x="7.6cm" svg:y="3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3cm" svg:height="0.3cm" svg:x="7.6cm" svg:y="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3cm" svg:height="0.3cm" svg:x="7.6cm" svg:y="4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3cm" svg:height="0.3cm" svg:x="7.6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3cm" svg:height="0.3cm" svg:x="7.6cm" svg:y="5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3cm" svg:height="0.3cm" svg:x="7.6cm" svg:y="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3cm" svg:height="0.3cm" svg:x="7.6cm" svg:y="6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6" draw:layer="layout" svg:width="0.82cm" svg:height="0.42cm" svg:x="4.47cm" svg:y="1.4cm">
          <draw:text-box>
            <text:p text:style-name="P25"><text:span text:style-name="T10">ES</text:span><text:span text:style-name="T10">TO</text:span><text:span text:style-name="T10">P</text:span></text:p>
          </draw:text-box>
        </draw:frame>
        <draw:line draw:style-name="gr11" draw:text-style-name="P10" draw:layer="layout" svg:x1="5.347cm" svg:y1="1cm" svg:x2="5.347cm" svg:y2="1.82cm">
          <text:p/>
        </draw:line>
        <draw:frame draw:style-name="gr24" draw:text-style-name="P24" draw:layer="layout" svg:width="1.64cm" svg:height="0.42cm" svg:x="6.6cm" svg:y="7.75cm">
          <draw:text-box>
            <text:p text:style-name="P23"><text:span text:style-name="T4">RELAY 3</text:span></text:p>
          </draw:text-box>
        </draw:frame>
        <draw:frame draw:style-name="gr25" draw:text-style-name="P24" draw:layer="layout" svg:width="1.64cm" svg:height="0.42cm" svg:x="3.06cm" svg:y="7.75cm">
          <draw:text-box>
            <text:p text:style-name="P23"><text:span text:style-name="T4">RELAY 1</text:span></text:p>
          </draw:text-box>
        </draw:frame>
        <draw:frame draw:style-name="gr18" draw:text-style-name="P19" draw:layer="layout" svg:width="0.328cm" svg:height="0.34cm" svg:x="4.3cm" svg:y="8.242cm">
          <draw:image xlink:href="Pictures/10000001000001F4000001F4FD3A965E6813BB23.png" xlink:type="simple" xlink:show="embed" xlink:actuate="onLoad" draw:mime-type="image/png">
            <text:p/>
          </draw:image>
        </draw:frame>
        <draw:frame draw:style-name="gr3" draw:text-style-name="P4" draw:layer="layout" svg:width="1.78cm" svg:height="0.4cm" svg:x="4.752cm" svg:y="8.212cm">
          <draw:text-box>
            <text:p text:style-name="P3"><text:span text:style-name="T1">P</text:span></text:p>
            <text:p text:style-name="P3"><text:span text:style-name="T2">N</text:span></text:p>
            <text:p text:style-name="P3"><text:span text:style-name="T3"/></text:p>
          </draw:text-box>
        </draw:frame>
        <draw:frame draw:style-name="gr3" draw:text-style-name="P4" draw:layer="layout" svg:width="1.78cm" svg:height="0.4cm" svg:x="6.532cm" svg:y="8.212cm">
          <draw:text-box>
            <text:p text:style-name="P3"><text:span text:style-name="T1">P</text:span></text:p>
            <text:p text:style-name="P3"><text:span text:style-name="T2">N</text:span></text:p>
            <text:p text:style-name="P3"><text:span text:style-name="T3"/></text:p>
          </draw:text-box>
        </draw:frame>
        <draw:frame draw:style-name="gr18" draw:text-style-name="P19" draw:layer="layout" svg:width="0.328cm" svg:height="0.34cm" svg:x="6.072cm" svg:y="8.242cm">
          <draw:image xlink:href="Pictures/10000001000001F4000001F4FD3A965E6813BB23.png" xlink:type="simple" xlink:show="embed" xlink:actuate="onLoad" draw:mime-type="image/png">
            <text:p/>
          </draw:image>
        </draw:frame>
        <draw:frame draw:style-name="gr18" draw:text-style-name="P19" draw:layer="layout" svg:width="0.34cm" svg:height="0.34cm" svg:x="7.8cm" svg:y="8.242cm">
          <draw:image xlink:href="Pictures/10000001000001F4000001F4FD3A965E6813BB23.png" xlink:type="simple" xlink:show="embed" xlink:actuate="onLoad" draw:mime-type="image/png">
            <text:p/>
          </draw:image>
        </draw:frame>
        <draw:custom-shape draw:style-name="gr26" draw:text-style-name="P27" draw:layer="layout" svg:width="1.4cm" svg:height="0.93cm" svg:x="6.5cm" svg:y="2.1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3cm" svg:height="0.3cm" svg:x="7.75cm" svg:y="8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3cm" svg:height="0.3cm" svg:x="1.45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8" draw:layer="layout" svg:width="7.5cm" svg:height="0.1cm" svg:x="1cm" svg:y="7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cm" svg:height="1cm" svg:x="2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1" draw:layer="layout" svg:width="1.6cm" svg:height="0.338cm" svg:x="2.1cm" svg:y="5cm">
          <draw:text-box>
            <text:p text:style-name="P30"><text:span text:style-name="T11">ES</text:span><text:span text:style-name="T11">TO</text:span><text:span text:style-name="T11">P </text:span><text:span text:style-name="T11">re</text:span><text:span text:style-name="T11">se</text:span><text:span text:style-name="T11">t</text:span></text:p>
          </draw:text-box>
        </draw:frame>
        <draw:frame draw:style-name="gr30" draw:text-style-name="P33" draw:layer="layout" svg:width="2.4cm" svg:height="0.84cm" svg:x="1.2cm" svg:y="2.3cm">
          <draw:text-box>
            <text:p text:style-name="P32"><text:span text:style-name="T8">Recovery:</text:span><text:span text:style-name="T8"><text:line-break/></text:span><text:span text:style-name="T8"> - Push ‘reset’ &gt;5s</text:span></text:p>
            <text:p text:style-name="P32"><text:span text:style-name="T8"><text:s/></text:span><text:span text:style-name="T8">- Connect @9600 8N1</text:span></text:p>
          </draw:text-box>
        </draw:frame>
        <draw:frame draw:style-name="gr31" draw:text-style-name="P3" draw:layer="layout" svg:width="1cm" svg:height="1cm" svg:x="1.2cm" svg:y="6.2cm">
          <draw:image xlink:href="Pictures/100000000000009F0000009B9FC776CE5D78CFB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buntu Light" svg:font-family="'Ubuntu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3cm" svg:stroke-color="#666666" draw:marker-start-width="0.395cm" draw:marker-end-width="0.39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.5cm" fo:page-height="10.2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4:17.757200179</meta:creation-date>
    <meta:editing-cycles>43</meta:editing-cycles>
    <meta:editing-duration>PT4H13M34S</meta:editing-duration>
    <dc:date>2025-05-22T13:34:11.258252968</dc:date>
    <meta:generator>LibreOffice/7.3.7.2$Linux_X86_64 LibreOffice_project/30$Build-2</meta:generator>
    <meta:document-statistic meta:object-count="55"/>
  </office:meta>
</office:document-meta>
</file>